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62mm"/>
    </style:style>
    <style:style style:name="co2" style:family="table-column">
      <style:table-column-properties fo:break-before="auto" style:column-width="34.59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28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8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matchActue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Sans_20_nom2">
      <style:table-cell-properties fo:background-color="#24a6d4"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B$6] = 0)" style:apply-style-name="Sans_20_nom2" style:base-cell-address="matchActuel.B1"/>
    </style:style>
    <style:style style:name="ce9" style:family="table-cell" style:parent-style-name="Sans_20_nom2">
      <style:table-cell-properties fo:background-color="#24a6d4"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B$6] = 0)" style:apply-style-name="Sans_20_nom2" style:base-cell-address="matchActuel.B2"/>
    </style:style>
    <style:style style:name="ce11" style:family="table-cell" style:parent-style-name="Sans_20_nom2">
      <style:table-cell-properties fo:background-color="#118cb8"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B$6] = 0)" style:apply-style-name="Sans_20_nom2" style:base-cell-address="matchActuel.B1"/>
    </style:style>
    <style:style style:name="ce12" style:family="table-cell" style:parent-style-name="Sans_20_nom2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B$6] = 0)" style:apply-style-name="Sans_20_nom2" style:base-cell-address="matchActuel.B1"/>
    </style:style>
    <style:style style:name="ce14" style:family="table-cell" style:parent-style-name="Sans_20_nom2" style:data-style-name="N99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[.$B$6] = 0)" style:apply-style-name="Sans_20_nom2" style:base-cell-address="matchActuel.B1"/>
    </style:style>
    <style:style style:name="ce15" style:family="table-cell" style:parent-style-name="Sans_20_nom2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B$6] = 0)" style:apply-style-name="Sans_20_nom2" style:base-cell-address="matchActuel.B1"/>
    </style:style>
    <style:style style:name="ce32" style:family="table-cell" style:parent-style-name="Sans_20_nom2">
      <style:table-cell-properties fo:background-color="#f3f3f3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[.$B$6] = 0)" style:apply-style-name="Sans_20_nom2" style:base-cell-address="matchActuel.B1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a8a8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C$6] = 0)" style:apply-style-name="Sans_20_nom2" style:base-cell-address="matchActuel.C1"/>
    </style:style>
    <style:style style:name="ce31" style:family="table-cell" style:parent-style-name="Default" style:data-style-name="N0">
      <style:table-cell-properties fo:background-color="#a8a8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C$6] = 0)" style:apply-style-name="Sans_20_nom2" style:base-cell-address="matchActuel.C1"/>
    </style:style>
    <style:style style:name="ce20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C$6] = 0)" style:apply-style-name="Sans_20_nom2" style:base-cell-address="matchActuel.C1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C$6] = 0)" style:apply-style-name="Sans_20_nom2" style:base-cell-address="matchActuel.C1"/>
    </style:style>
    <style:style style:name="ce22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[.$C$6] = 0)" style:apply-style-name="Sans_20_nom2" style:base-cell-address="matchActuel.C1"/>
    </style:style>
    <style:style style:name="ce3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[.$C$6] = 0)" style:apply-style-name="Sans_20_nom2" style:base-cell-address="matchActuel.C1"/>
    </style:style>
    <style:style style:name="ce24" style:family="table-cell" style:parent-style-name="Default">
      <style:table-cell-properties fo:background-color="#21212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D$6] = 0)" style:apply-style-name="Sans_20_nom2" style:base-cell-address="matchActuel.D1"/>
    </style:style>
    <style:style style:name="ce38" style:family="table-cell" style:parent-style-name="Default" style:data-style-name="N0">
      <style:table-cell-properties fo:background-color="#21212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D$6] = 0)" style:apply-style-name="Sans_20_nom2" style:base-cell-address="matchActuel.D1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D$6] = 0)" style:apply-style-name="Sans_20_nom2" style:base-cell-address="matchActuel.D1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D$6] = 0)" style:apply-style-name="Sans_20_nom2" style:base-cell-address="matchActuel.D1"/>
    </style:style>
    <style:style style:name="ce27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[.$D$6] = 0)" style:apply-style-name="Sans_20_nom2" style:base-cell-address="matchActuel.D1"/>
    </style:style>
    <style:style style:name="ce4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[.$D$6] = 0)" style:apply-style-name="Sans_20_nom2" style:base-cell-address="matchActuel.D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0)" style:apply-style-name="Sans_20_nom3" style:base-cell-address="classement.A2"/>
    </style:style>
    <style:style style:name="ce5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3] = &quot;x&quot;)" style:apply-style-name="Sans_20_nom3" style:base-cell-address="classement.A3"/>
    </style:style>
    <style:style style:name="ce5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4] = &quot;x&quot;)" style:apply-style-name="Sans_20_nom3" style:base-cell-address="classement.A4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5] = &quot;x&quot;)" style:apply-style-name="Sans_20_nom3" style:base-cell-address="classement.A5"/>
    </style:style>
    <style:style style:name="ce9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6] = &quot;x&quot;)" style:apply-style-name="Sans_20_nom3" style:base-cell-address="classement.A6"/>
    </style:style>
    <style:style style:name="ce9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7] = &quot;x&quot;)" style:apply-style-name="Sans_20_nom3" style:base-cell-address="classement.A7"/>
    </style:style>
    <style:style style:name="ce10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8] = &quot;x&quot;)" style:apply-style-name="Sans_20_nom3" style:base-cell-address="classement.A8"/>
    </style:style>
    <style:style style:name="ce10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9] = &quot;x&quot;)" style:apply-style-name="Sans_20_nom3" style:base-cell-address="classement.A9"/>
    </style:style>
    <style:style style:name="ce10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10] = &quot;x&quot;)" style:apply-style-name="Sans_20_nom3" style:base-cell-address="classement.A10"/>
    </style:style>
    <style:style style:name="ce10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14] = &quot;x&quot;)" style:apply-style-name="Sans_20_nom3" style:base-cell-address="classement.A14"/>
    </style:style>
    <style:style style:name="ce10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  <style:map style:condition="is-true-formula([.$A15] = &quot;x&quot;)" style:apply-style-name="Sans_20_nom3" style:base-cell-address="classement.A15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8pt" style:font-size-asian="8pt" style:font-size-complex="8pt"/>
    </style:style>
    <style:style style:name="ce55" style:family="table-cell" style:parent-style-name="Default" style:data-style-name="N40">
      <style:table-cell-properties style:text-align-source="fix" style:repeat-content="false"/>
      <style:paragraph-properties fo:text-align="start" fo:margin-left="0mm"/>
      <style:text-properties style:font-name="Arial1" fo:font-weight="normal" style:font-weight-asian="normal" style:font-weight-complex="normal"/>
    </style:style>
    <style:style style:name="ce56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  <style:map style:condition="is-true-formula([.$A2] = &quot;x&quot;)" style:apply-style-name="Sans_20_nom3" style:base-cell-address="classement.B2"/>
    </style:style>
    <style:style style:name="ce110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  <style:map style:condition="is-true-formula([.$A3] = &quot;x&quot;)" style:apply-style-name="Sans_20_nom3" style:base-cell-address="classement.B3"/>
    </style:style>
    <style:style style:name="ce111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  <style:map style:condition="is-true-formula([.$A4] = &quot;x&quot;)" style:apply-style-name="Sans_20_nom3" style:base-cell-address="classement.B4"/>
    </style:style>
    <style:style style:name="ce11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  <style:map style:condition="is-true-formula([.$A5] = &quot;x&quot;)" style:apply-style-name="Sans_20_nom3" style:base-cell-address="classement.B5"/>
    </style:style>
    <style:style style:name="ce57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  <style:map style:condition="is-true-formula([.$A6] = &quot;x&quot;)" style:apply-style-name="Sans_20_nom3" style:base-cell-address="classement.B6"/>
    </style:style>
    <style:style style:name="ce114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  <style:map style:condition="is-true-formula([.$A7] = &quot;x&quot;)" style:apply-style-name="Sans_20_nom3" style:base-cell-address="classement.B7"/>
    </style:style>
    <style:style style:name="ce115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  <style:map style:condition="is-true-formula([.$A8] = &quot;x&quot;)" style:apply-style-name="Sans_20_nom3" style:base-cell-address="classement.B8"/>
    </style:style>
    <style:style style:name="ce116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  <style:map style:condition="is-true-formula([.$A9] = &quot;x&quot;)" style:apply-style-name="Sans_20_nom3" style:base-cell-address="classement.B9"/>
    </style:style>
    <style:style style:name="ce117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  <style:map style:condition="is-true-formula([.$A10] = &quot;x&quot;)" style:apply-style-name="Sans_20_nom3" style:base-cell-address="classement.B10"/>
    </style:style>
    <style:style style:name="ce65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  <style:map style:condition="is-true-formula([.$A2] = &quot;x&quot;)" style:apply-style-name="Sans_20_nom3" style:base-cell-address="classement.B2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  <style:map style:condition="is-true-formula([.$A3] = &quot;x&quot;)" style:apply-style-name="Sans_20_nom3" style:base-cell-address="classement.B3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  <style:map style:condition="is-true-formula([.$A4] = &quot;x&quot;)" style:apply-style-name="Sans_20_nom3" style:base-cell-address="classement.B4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  <style:map style:condition="is-true-formula([.$A5] = &quot;x&quot;)" style:apply-style-name="Sans_20_nom3" style:base-cell-address="classement.B5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  <style:map style:condition="is-true-formula([.$A6] = &quot;x&quot;)" style:apply-style-name="Sans_20_nom3" style:base-cell-address="classement.B6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  <style:map style:condition="is-true-formula([.$A7] = &quot;x&quot;)" style:apply-style-name="Sans_20_nom3" style:base-cell-address="classement.B7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  <style:map style:condition="is-true-formula([.$A8] = &quot;x&quot;)" style:apply-style-name="Sans_20_nom3" style:base-cell-address="classement.B8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  <style:map style:condition="is-true-formula([.$A9] = &quot;x&quot;)" style:apply-style-name="Sans_20_nom3" style:base-cell-address="classement.B9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  <style:map style:condition="is-true-formula([.$A10] = &quot;x&quot;)" style:apply-style-name="Sans_20_nom3" style:base-cell-address="classement.B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</style:style>
    <style:style style:name="ce77" style:family="table-cell" style:parent-style-name="Sans_20_nom2">
      <style:table-cell-properties fo:background-color="#24a6d4"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ext-properties style:font-name="Arial1"/>
      <style:map style:condition="is-true-formula([.$A2] = &quot;x&quot;)" style:apply-style-name="Sans_20_nom3" style:base-cell-address="classement.B2"/>
    </style:style>
    <style:style style:name="ce132" style:family="table-cell" style:parent-style-name="Default">
      <style:text-properties style:font-name="Arial1"/>
      <style:map style:condition="is-true-formula([.$A3] = &quot;x&quot;)" style:apply-style-name="Sans_20_nom3" style:base-cell-address="classement.B3"/>
    </style:style>
    <style:style style:name="ce133" style:family="table-cell" style:parent-style-name="Default">
      <style:text-properties style:font-name="Arial1"/>
      <style:map style:condition="is-true-formula([.$A4] = &quot;x&quot;)" style:apply-style-name="Sans_20_nom3" style:base-cell-address="classement.B4"/>
    </style:style>
    <style:style style:name="ce134" style:family="table-cell" style:parent-style-name="Default">
      <style:text-properties style:font-name="Arial1"/>
      <style:map style:condition="is-true-formula([.$A5] = &quot;x&quot;)" style:apply-style-name="Sans_20_nom3" style:base-cell-address="classement.B5"/>
    </style:style>
    <style:style style:name="ce79" style:family="table-cell" style:parent-style-name="Default">
      <style:text-properties style:font-name="Arial1"/>
      <style:map style:condition="is-true-formula([.$A6] = &quot;x&quot;)" style:apply-style-name="Sans_20_nom3" style:base-cell-address="classement.B6"/>
    </style:style>
    <style:style style:name="ce136" style:family="table-cell" style:parent-style-name="Default">
      <style:text-properties style:font-name="Arial1"/>
      <style:map style:condition="is-true-formula([.$A7] = &quot;x&quot;)" style:apply-style-name="Sans_20_nom3" style:base-cell-address="classement.B7"/>
    </style:style>
    <style:style style:name="ce137" style:family="table-cell" style:parent-style-name="Default">
      <style:text-properties style:font-name="Arial1"/>
      <style:map style:condition="is-true-formula([.$A8] = &quot;x&quot;)" style:apply-style-name="Sans_20_nom3" style:base-cell-address="classement.B8"/>
    </style:style>
    <style:style style:name="ce138" style:family="table-cell" style:parent-style-name="Default">
      <style:text-properties style:font-name="Arial1"/>
      <style:map style:condition="is-true-formula([.$A9] = &quot;x&quot;)" style:apply-style-name="Sans_20_nom3" style:base-cell-address="classement.B9"/>
    </style:style>
    <style:style style:name="ce139" style:family="table-cell" style:parent-style-name="Default">
      <style:text-properties style:font-name="Arial1"/>
      <style:map style:condition="is-true-formula([.$A10] = &quot;x&quot;)" style:apply-style-name="Sans_20_nom3" style:base-cell-address="classement.B10"/>
    </style:style>
    <style:style style:name="ce87" style:family="table-cell" style:parent-style-name="Default">
      <style:text-properties style:font-name="Arial1"/>
    </style:style>
    <style:style style:name="ce88" style:family="table-cell" style:parent-style-name="Default">
      <style:table-cell-properties fo:background-color="#a8a8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21212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chActuel" table:style-name="ta1" table:print="false">
        <officeooo:event-listeners>
          <script:event-listener script:language="ooo:script" script:event-name="office:content-changed" xlink:href="vnd.sun.star.script:Standard.Module1.SheetChange?language=Basic&amp;location=document" xlink:type="simple"/>
        </officeooo:event-listeners>
        <office:forms form:automatic-focus="true" form:apply-design-mode="false">
          <form:form form:name="Faute Noir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button form:name="Faute Bleu" form:control-implementation="ooo:com.sun.star.form.component.CommandButton" xml:id="control1" form:id="control1" form:label="Faute Bleu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auteBleu?language=Basic&amp;location=document" xlink:type="simple"/>
              </office:event-listeners>
            </form:button>
            <form:button form:name="Faute Gris" form:control-implementation="ooo:com.sun.star.form.component.CommandButton" xml:id="control2" form:id="control2" form:label="Faute Gri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auteGris?language=Basic&amp;location=document" xlink:type="simple"/>
              </office:event-listeners>
            </form:button>
            <form:button form:name="Faute Noir" form:control-implementation="ooo:com.sun.star.form.component.CommandButton" xml:id="control3" form:id="control3" form:label="Faute Noi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FauteNoir?language=Basic&amp;location=document" xlink:type="simple"/>
              </office:event-listeners>
            </form:button>
            <form:checkbox form:name="Case à cocher 1" form:control-implementation="ooo:com.sun.star.form.component.CheckBox" xml:id="control4" form:id="control4" form:linked-cell="matchActuel.B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SheetChange?language=Basic&amp;location=document" xlink:type="simple"/>
              </office:event-listeners>
            </form:checkbox>
            <form:checkbox form:name="Case à cocher 1" form:control-implementation="ooo:com.sun.star.form.component.CheckBox" xml:id="control5" form:id="control5" form:linked-cell="matchActuel.C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SheetChange?language=Basic&amp;location=document" xlink:type="simple"/>
              </office:event-listeners>
            </form:checkbox>
            <form:checkbox form:name="Case à cocher 1" form:control-implementation="ooo:com.sun.star.form.component.CheckBox" xml:id="control6" form:id="control6" form:linked-cell="matchActuel.D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performaction" xlink:href="vnd.sun.star.script:Standard.Module1.SheetChange?language=Basic&amp;location=document" xlink:type="simple"/>
              </office:event-listeners>
            </form:checkbox>
            <form:button form:name="Bouton 1" form:control-implementation="ooo:com.sun.star.form.component.CommandButton" xml:id="control7" form:id="control7" form:label="Réinitialiser les scor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esetScores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Réinitialiser les périod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esetPeriodes?language=Basic&amp;location=document" xlink:type="simple"/>
              </office:event-listeners>
            </form:button>
            <form:button form:name="Periode Bleu" form:control-implementation="ooo:com.sun.star.form.component.CommandButton" xml:id="control9" form:id="control9" form:label="Periode Bleu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PeriodeBleu?language=Basic&amp;location=document" xlink:type="simple"/>
              </office:event-listeners>
            </form:button>
            <form:button form:name="Periode Gris" form:control-implementation="ooo:com.sun.star.form.component.CommandButton" xml:id="control10" form:id="control10" form:label="Periode Gri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PeriodeGris?language=Basic&amp;location=document" xlink:type="simple"/>
              </office:event-listeners>
            </form:button>
            <form:button form:name="Periode Noir" form:control-implementation="ooo:com.sun.star.form.component.CommandButton" xml:id="control11" form:id="control11" form:label="Periode Noi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PeriodeNoir?language=Basic&amp;location=document" xlink:type="simple"/>
              </office:event-listeners>
            </form:button>
          </form:form>
        </office:forms>
        <table:shapes>
          <draw:control draw:z-index="0" draw:name="Faute Bleu" draw:text-style-name="P1" svg:width="36.21mm" svg:height="11.51mm" svg:x="64.81mm" svg:y="53.14mm" draw:control="control1">
            <svg:title>Faute Bleu</svg:title>
          </draw:control>
          <draw:control draw:z-index="1" draw:name="Faute Bleu" draw:text-style-name="P1" svg:width="36.21mm" svg:height="11.51mm" svg:x="124.18mm" svg:y="52.64mm" draw:control="control2">
            <svg:title>Faute Bleu</svg:title>
          </draw:control>
          <draw:control draw:z-index="2" draw:name="Faute Bleu" draw:text-style-name="P1" svg:width="36.21mm" svg:height="11.51mm" svg:x="180.48mm" svg:y="52.67mm" draw:control="control3">
            <svg:title>Faute Bleu</svg:title>
          </draw:control>
          <draw:control draw:z-index="3" draw:style-name="gr1" draw:text-style-name="P2" svg:width="8.8mm" svg:height="7.9mm" svg:x="74.37mm" svg:y="26.06mm" draw:control="control4"/>
          <draw:control draw:z-index="4" draw:style-name="gr1" draw:text-style-name="P2" svg:width="8.8mm" svg:height="7.9mm" svg:x="131.91mm" svg:y="26.17mm" draw:control="control5"/>
          <draw:control draw:z-index="5" draw:style-name="gr1" draw:text-style-name="P2" svg:width="8.8mm" svg:height="7.9mm" svg:x="189.33mm" svg:y="26.32mm" draw:control="control6"/>
          <draw:control draw:z-index="6" draw:text-style-name="P1" svg:width="39.14mm" svg:height="4.82mm" svg:x="226.87mm" svg:y="11.73mm" draw:control="control7"/>
          <draw:control draw:z-index="7" draw:text-style-name="P1" svg:width="39.47mm" svg:height="4.82mm" svg:x="227.15mm" svg:y="17.79mm" draw:control="control8"/>
          <draw:control draw:z-index="8" draw:name="Faute Bleu" draw:text-style-name="P1" svg:width="36.21mm" svg:height="11.51mm" svg:x="64.56mm" svg:y="71.11mm" draw:control="control9">
            <svg:title>Faute Bleu</svg:title>
          </draw:control>
          <draw:control draw:z-index="9" draw:name="Faute Bleu" draw:text-style-name="P1" svg:width="36.21mm" svg:height="11.51mm" svg:x="124mm" svg:y="70.89mm" draw:control="control10">
            <svg:title>Faute Bleu</svg:title>
          </draw:control>
          <draw:control draw:z-index="10" draw:name="Faute Bleu" draw:text-style-name="P1" svg:width="36.21mm" svg:height="11.51mm" svg:x="180.66mm" svg:y="70.67mm" draw:control="control11">
            <svg:title>Faute Bleu</svg:title>
          </draw:control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0" office:value-type="string" calcext:value-type="string">
            <text:p>Bleu</text:p>
          </table:table-cell>
          <table:table-cell table:style-name="ce19" office:value-type="string" calcext:value-type="string">
            <text:p>Gris</text:p>
          </table:table-cell>
          <table:table-cell table:style-name="ce24" office:value-type="string" calcext:value-type="string">
            <text:p>Noir</text:p>
          </table:table-cell>
          <table:table-cell table:style-name="ce1" table:number-columns-repeated="22"/>
          <table:table-cell table:number-columns-repeated="998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9" table:formula="of:=OFFSET([$classement.A1];MATCH(&quot;x&quot;;[$classement.A1:$classement.A103])-1;4)" office:value-type="string" office:string-value="Gibloux A" calcext:value-type="string">
            <text:p>Gibloux A</text:p>
          </table:table-cell>
          <table:table-cell table:style-name="ce31" table:formula="of:=OFFSET([$classement.A1];MATCH(&quot;x&quot;;[$classement.A1:$classement.A103])-1;6)" office:value-type="string" office:string-value="Yverdon B" calcext:value-type="string">
            <text:p>Yverdon B</text:p>
          </table:table-cell>
          <table:table-cell table:style-name="ce38" table:formula="of:=OFFSET([$classement.A1];MATCH(&quot;x&quot;;[$classement.A1:$classement.A103])-1;8)" office:value-type="string" office:string-value="Gibloux B" calcext:value-type="string">
            <text:p>Gibloux B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core</text:p>
          </table:table-cell>
          <table:table-cell table:style-name="ce1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Périodes gagnées</text:p>
          </table:table-cell>
          <table:table-cell table:style-name="ce1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12"/>
          <table:table-cell table:style-name="ce21"/>
          <table:table-cell table:style-name="ce2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r ?</text:p>
          </table:table-cell>
          <table:table-cell table:style-name="ce14" office:value-type="boolean" office:boolean-value="true" calcext:value-type="boolean">
            <text:p>VRAI</text:p>
          </table:table-cell>
          <table:table-cell table:style-name="ce22" office:value-type="boolean" office:boolean-value="true" calcext:value-type="boolean">
            <text:p>VRAI</text:p>
          </table:table-cell>
          <table:table-cell table:style-name="ce27" office:value-type="boolean" office:boolean-value="true" calcext:value-type="boolean">
            <text:p>VRAI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/>
          <table:table-cell table:style-name="ce15"/>
          <table:table-cell table:style-name="ce21"/>
          <table:table-cell table:style-name="ce26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ouleur claire</text:p>
          </table:table-cell>
          <table:table-cell table:style-name="ce32" office:value-type="string" calcext:value-type="string">
            <text:p>#24A6D4</text:p>
          </table:table-cell>
          <table:table-cell table:style-name="ce39" office:value-type="string" calcext:value-type="string">
            <text:p>#A8A8A8</text:p>
          </table:table-cell>
          <table:table-cell table:style-name="ce44" office:value-type="string" calcext:value-type="string">
            <text:p>#212121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ouleur fonçée</text:p>
          </table:table-cell>
          <table:table-cell table:style-name="ce32" office:value-type="string" calcext:value-type="string">
            <text:p>#118CB8</text:p>
          </table:table-cell>
          <table:table-cell table:style-name="ce39" office:value-type="string" calcext:value-type="string">
            <text:p>#969696</text:p>
          </table:table-cell>
          <table:table-cell table:style-name="ce44" office:value-type="string" calcext:value-type="string">
            <text:p>#000</text:p>
          </table:table-cell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1"/>
          <table:table-cell table:style-name="ce4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3"/>
          <table:table-cell table:style-name="ce1" table:number-columns-repeated="22"/>
          <table:table-cell table:number-columns-repeated="998"/>
        </table:table-row>
        <table:table-row table:style-name="ro3" table:number-rows-repeated="4">
          <table:table-cell table:style-name="ce1"/>
          <table:table-cell table:style-name="ce4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3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1"/>
          <table:table-cell table:style-name="ce18"/>
          <table:table-cell table:style-name="ce4" table:number-columns-repeated="2"/>
          <table:table-cell table:style-name="ce1" table:number-columns-repeated="22"/>
          <table:table-cell table:number-columns-repeated="998"/>
        </table:table-row>
        <table:table-row table:style-name="ro1" table:number-rows-repeated="3">
          <table:table-cell table:style-name="ce1"/>
          <table:table-cell table:style-name="ce4" table:number-columns-repeated="3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1"/>
          <table:table-cell table:style-name="ce4" table:number-columns-repeated="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3"/>
          <table:table-cell table:style-name="ce1" table:number-columns-repeated="22"/>
          <table:table-cell table:number-columns-repeated="998"/>
        </table:table-row>
        <table:table-row table:style-name="ro3" table:number-rows-repeated="978">
          <table:table-cell table:style-name="ce1"/>
          <table:table-cell table:style-name="ce4" table:number-columns-repeated="3"/>
          <table:table-cell table:style-name="ce1" table:number-columns-repeated="22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atchActuel.B3:matchActuel.B9 matchActuel.B1:matchActuel.B1">
            <calcext:condition calcext:apply-style-name="Sans nom2" calcext:value="formula-is([.$B$6] = 0)" calcext:base-cell-address="matchActuel.B1"/>
          </calcext:conditional-format>
          <calcext:conditional-format calcext:target-range-address="matchActuel.C1:matchActuel.C9">
            <calcext:condition calcext:apply-style-name="Sans nom2" calcext:value="formula-is([.$C$6] = 0)" calcext:base-cell-address="matchActuel.C1"/>
          </calcext:conditional-format>
          <calcext:conditional-format calcext:target-range-address="matchActuel.D1:matchActuel.D9">
            <calcext:condition calcext:apply-style-name="Sans nom2" calcext:value="formula-is([.$D$6] = 0)" calcext:base-cell-address="matchActuel.D1"/>
          </calcext:conditional-format>
          <calcext:conditional-format calcext:target-range-address="matchActuel.B2:matchActuel.B2">
            <calcext:condition calcext:apply-style-name="Sans nom2" calcext:value="formula-is([.$B$6] = 0)" calcext:base-cell-address="matchActuel.B2"/>
          </calcext:conditional-format>
        </calcext:conditional-formats>
      </table:table>
      <table:table table:name="classement" table:style-name="ta2">
        <office:forms form:automatic-focus="tru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54"/>
        <table:table-column table:style-name="co4" table:default-cell-style-name="ce65"/>
        <table:table-column table:style-name="co4" table:number-columns-repeated="2" table:default-cell-style-name="ce76"/>
        <table:table-column table:style-name="co4" table:number-columns-repeated="6" table:default-cell-style-name="ce87"/>
        <table:table-column table:style-name="co5" table:number-columns-repeated="1014" table:default-cell-style-name="ce87"/>
        <table:table-row table:style-name="ro1">
          <table:table-cell table:style-name="ce45" office:value-type="string" calcext:value-type="string">
            <text:p>MatchActuel ?</text:p>
          </table:table-cell>
          <table:table-cell table:style-name="ce55" office:value-type="string" calcext:value-type="string">
            <text:p>Horaire</text:p>
          </table:table-cell>
          <table:table-cell table:style-name="ce66" office:value-type="string" calcext:value-type="string">
            <text:p>Ligue</text:p>
          </table:table-cell>
          <table:table-cell table:style-name="ce66" office:value-type="string" calcext:value-type="string">
            <text:p>Phase</text:p>
          </table:table-cell>
          <table:table-cell table:style-name="ce77" office:value-type="string" calcext:value-type="string">
            <text:p>Bleu</text:p>
          </table:table-cell>
          <table:table-cell table:style-name="ce77" office:value-type="string" calcext:value-type="string">
            <text:p>Pts</text:p>
          </table:table-cell>
          <table:table-cell table:style-name="ce88" office:value-type="string" calcext:value-type="string">
            <text:p>Gris</text:p>
          </table:table-cell>
          <table:table-cell table:style-name="ce88" office:value-type="string" calcext:value-type="string">
            <text:p>Pts</text:p>
          </table:table-cell>
          <table:table-cell table:style-name="ce89" office:value-type="string" calcext:value-type="string">
            <text:p>Noir</text:p>
          </table:table-cell>
          <table:table-cell table:style-name="ce89" office:value-type="string" calcext:value-type="string">
            <text:p>Pts</text:p>
          </table:table-cell>
          <table:table-cell table:number-columns-repeated="1014"/>
        </table:table-row>
        <table:table-row table:style-name="ro6">
          <table:table-cell table:style-name="ce46" office:value-type="string" calcext:value-type="string">
            <text:p>x</text:p>
          </table:table-cell>
          <table:table-cell table:style-name="ce56" office:value-type="string" calcext:value-type="string">
            <text:p>9h00</text:p>
          </table:table-cell>
          <table:table-cell table:style-name="ce67" office:value-type="string" calcext:value-type="string">
            <text:p>Junior</text:p>
          </table:table-cell>
          <table:table-cell table:style-name="ce67" office:value-type="string" calcext:value-type="string">
            <text:p>Demi-finale 1</text:p>
          </table:table-cell>
          <table:table-cell table:style-name="ce78" office:value-type="string" calcext:value-type="string">
            <text:p>Gibloux A</text:p>
          </table:table-cell>
          <table:table-cell table:style-name="ce78"/>
          <table:table-cell table:style-name="ce78" office:value-type="string" calcext:value-type="string">
            <text:p>Yverdon B</text:p>
          </table:table-cell>
          <table:table-cell table:style-name="ce78"/>
          <table:table-cell table:style-name="ce78" office:value-type="string" calcext:value-type="string">
            <text:p>Gibloux B</text:p>
          </table:table-cell>
          <table:table-cell table:style-name="ce78" table:number-columns-repeated="1015"/>
        </table:table-row>
        <table:table-row table:style-name="ro6">
          <table:table-cell table:style-name="ce51"/>
          <table:table-cell table:style-name="ce110" office:value-type="string" calcext:value-type="string">
            <text:p>10h45</text:p>
          </table:table-cell>
          <table:table-cell table:style-name="ce121" office:value-type="string" calcext:value-type="string">
            <text:p>Junior</text:p>
          </table:table-cell>
          <table:table-cell table:style-name="ce121" office:value-type="string" calcext:value-type="string">
            <text:p>Demi-finale 2</text:p>
          </table:table-cell>
          <table:table-cell table:style-name="ce132" office:value-type="string" calcext:value-type="string">
            <text:p>Yverdon A</text:p>
          </table:table-cell>
          <table:table-cell table:style-name="ce132"/>
          <table:table-cell table:style-name="ce132" office:value-type="string" calcext:value-type="string">
            <text:p>Le Locle Kids</text:p>
          </table:table-cell>
          <table:table-cell table:style-name="ce132"/>
          <table:table-cell table:style-name="ce132" office:value-type="string" calcext:value-type="string">
            <text:p>Chaux-de-Fonds</text:p>
          </table:table-cell>
          <table:table-cell table:style-name="ce132" table:number-columns-repeated="1015"/>
        </table:table-row>
        <table:table-row table:style-name="ro6">
          <table:table-cell table:style-name="ce52"/>
          <table:table-cell table:style-name="ce111" office:value-type="string" calcext:value-type="string">
            <text:p>12h30</text:p>
          </table:table-cell>
          <table:table-cell table:style-name="ce122" office:value-type="string" calcext:value-type="string">
            <text:p>Junior</text:p>
          </table:table-cell>
          <table:table-cell table:style-name="ce122" office:value-type="string" calcext:value-type="string">
            <text:p>Demi-finale 3</text:p>
          </table:table-cell>
          <table:table-cell table:style-name="ce133" office:value-type="string" calcext:value-type="string">
            <text:p>Cudrefin</text:p>
          </table:table-cell>
          <table:table-cell table:style-name="ce133"/>
          <table:table-cell table:style-name="ce133" office:value-type="string" calcext:value-type="string">
            <text:p>Yverdon C</text:p>
          </table:table-cell>
          <table:table-cell table:style-name="ce133"/>
          <table:table-cell table:style-name="ce133" office:value-type="string" calcext:value-type="string">
            <text:p>Le Locle Fun</text:p>
          </table:table-cell>
          <table:table-cell table:style-name="ce133" table:number-columns-repeated="1015"/>
        </table:table-row>
        <table:table-row table:style-name="ro6">
          <table:table-cell table:style-name="ce53"/>
          <table:table-cell table:style-name="ce112" office:value-type="string" calcext:value-type="string">
            <text:p>14h30</text:p>
          </table:table-cell>
          <table:table-cell table:style-name="ce123" office:value-type="string" calcext:value-type="string">
            <text:p>Junior</text:p>
          </table:table-cell>
          <table:table-cell table:style-name="ce123" office:value-type="string" calcext:value-type="string">
            <text:p>Finale</text:p>
          </table:table-cell>
          <table:table-cell table:style-name="ce134" office:value-type="string" calcext:value-type="string">
            <text:p>Vainqueur DF1</text:p>
          </table:table-cell>
          <table:table-cell table:style-name="ce134"/>
          <table:table-cell table:style-name="ce134" office:value-type="string" calcext:value-type="string">
            <text:p>Vainqueur DF2</text:p>
          </table:table-cell>
          <table:table-cell table:style-name="ce134"/>
          <table:table-cell table:style-name="ce134" office:value-type="string" calcext:value-type="string">
            <text:p>Vainqueur DF3</text:p>
          </table:table-cell>
          <table:table-cell table:style-name="ce134" table:number-columns-repeated="1015"/>
        </table:table-row>
        <table:table-row table:style-name="ro6">
          <table:table-cell table:style-name="ce92"/>
          <table:table-cell table:style-name="ce57" office:value-type="string" calcext:value-type="string">
            <text:p>9h45</text:p>
          </table:table-cell>
          <table:table-cell table:style-name="ce68" office:value-type="string" calcext:value-type="string">
            <text:p>Adulte LNB</text:p>
          </table:table-cell>
          <table:table-cell table:style-name="ce68" office:value-type="string" calcext:value-type="string">
            <text:p>Demi-finale 1</text:p>
          </table:table-cell>
          <table:table-cell table:style-name="ce79" office:value-type="string" calcext:value-type="string">
            <text:p>Cudrefin 2</text:p>
          </table:table-cell>
          <table:table-cell table:style-name="ce79"/>
          <table:table-cell table:style-name="ce79" office:value-type="string" calcext:value-type="string">
            <text:p>Panthères</text:p>
          </table:table-cell>
          <table:table-cell table:style-name="ce79"/>
          <table:table-cell table:style-name="ce79" office:value-type="string" calcext:value-type="string">
            <text:p>Yverdon 3</text:p>
          </table:table-cell>
          <table:table-cell table:style-name="ce79" table:number-columns-repeated="1015"/>
        </table:table-row>
        <table:table-row table:style-name="ro6">
          <table:table-cell table:style-name="ce91"/>
          <table:table-cell table:style-name="ce114" office:value-type="string" calcext:value-type="string">
            <text:p>11h30</text:p>
          </table:table-cell>
          <table:table-cell table:style-name="ce125" office:value-type="string" calcext:value-type="string">
            <text:p>Adulte LNB</text:p>
          </table:table-cell>
          <table:table-cell table:style-name="ce125" office:value-type="string" calcext:value-type="string">
            <text:p>Demi-finale 2</text:p>
          </table:table-cell>
          <table:table-cell table:style-name="ce136" office:value-type="string" calcext:value-type="string">
            <text:p>Bienne</text:p>
          </table:table-cell>
          <table:table-cell table:style-name="ce136"/>
          <table:table-cell table:style-name="ce136" office:value-type="string" calcext:value-type="string">
            <text:p>Le Locle B</text:p>
          </table:table-cell>
          <table:table-cell table:style-name="ce136"/>
          <table:table-cell table:style-name="ce136" office:value-type="string" calcext:value-type="string">
            <text:p>Gibloux1</text:p>
          </table:table-cell>
          <table:table-cell table:style-name="ce136" table:number-columns-repeated="1015"/>
        </table:table-row>
        <table:table-row table:style-name="ro6">
          <table:table-cell table:style-name="ce102"/>
          <table:table-cell table:style-name="ce115" office:value-type="string" calcext:value-type="string">
            <text:p>15h30</text:p>
          </table:table-cell>
          <table:table-cell table:style-name="ce126" office:value-type="string" calcext:value-type="string">
            <text:p>Adulte LNB</text:p>
          </table:table-cell>
          <table:table-cell table:style-name="ce126" office:value-type="string" calcext:value-type="string">
            <text:p>Finale</text:p>
          </table:table-cell>
          <table:table-cell table:style-name="ce137" office:value-type="string" calcext:value-type="string">
            <text:p>Neuchâtel 2</text:p>
          </table:table-cell>
          <table:table-cell table:style-name="ce137"/>
          <table:table-cell table:style-name="ce137" office:value-type="string" calcext:value-type="string">
            <text:p>Vainqueur DF1</text:p>
          </table:table-cell>
          <table:table-cell table:style-name="ce137"/>
          <table:table-cell table:style-name="ce137" office:value-type="string" calcext:value-type="string">
            <text:p>Vainqueur DF2</text:p>
          </table:table-cell>
          <table:table-cell table:style-name="ce137" table:number-columns-repeated="1015"/>
        </table:table-row>
        <table:table-row table:style-name="ro6">
          <table:table-cell table:style-name="ce103"/>
          <table:table-cell table:style-name="ce116" office:value-type="string" calcext:value-type="string">
            <text:p>13h15</text:p>
          </table:table-cell>
          <table:table-cell table:style-name="ce127" office:value-type="string" calcext:value-type="string">
            <text:p>Adulte LNA</text:p>
          </table:table-cell>
          <table:table-cell table:style-name="ce127" office:value-type="string" calcext:value-type="string">
            <text:p>Demi-finale</text:p>
          </table:table-cell>
          <table:table-cell table:style-name="ce138" office:value-type="string" calcext:value-type="string">
            <text:p>Le Locle A</text:p>
          </table:table-cell>
          <table:table-cell table:style-name="ce138"/>
          <table:table-cell table:style-name="ce138" office:value-type="string" calcext:value-type="string">
            <text:p>Cudrefin 1</text:p>
          </table:table-cell>
          <table:table-cell table:style-name="ce138"/>
          <table:table-cell table:style-name="ce138" office:value-type="string" calcext:value-type="string">
            <text:p>Lausanne</text:p>
          </table:table-cell>
          <table:table-cell table:style-name="ce138" table:number-columns-repeated="1015"/>
        </table:table-row>
        <table:table-row table:style-name="ro6">
          <table:table-cell table:style-name="ce104"/>
          <table:table-cell table:style-name="ce117" office:value-type="string" calcext:value-type="string">
            <text:p>16h30</text:p>
          </table:table-cell>
          <table:table-cell table:style-name="ce128" office:value-type="string" calcext:value-type="string">
            <text:p>Adulte LNA</text:p>
          </table:table-cell>
          <table:table-cell table:style-name="ce128" office:value-type="string" calcext:value-type="string">
            <text:p>Finale</text:p>
          </table:table-cell>
          <table:table-cell table:style-name="ce139" office:value-type="string" calcext:value-type="string">
            <text:p>Neuchâtel 1</text:p>
          </table:table-cell>
          <table:table-cell table:style-name="ce139"/>
          <table:table-cell table:style-name="ce139" office:value-type="string" calcext:value-type="string">
            <text:p>Yverdon 1</text:p>
          </table:table-cell>
          <table:table-cell table:style-name="ce139"/>
          <table:table-cell table:style-name="ce139" office:value-type="string" calcext:value-type="string">
            <text:p>Vainqueur DF</text:p>
          </table:table-cell>
          <table:table-cell table:style-name="ce139" table:number-columns-repeated="1015"/>
        </table:table-row>
        <table:table-row table:style-name="ro6" table:number-rows-repeated="3">
          <table:table-cell table:style-name="Default" table:number-columns-repeated="1024"/>
        </table:table-row>
        <table:table-row table:style-name="ro6">
          <table:table-cell table:style-name="ce100"/>
          <table:table-cell table:number-columns-repeated="1023"/>
        </table:table-row>
        <table:table-row table:style-name="ro6">
          <table:table-cell table:style-name="ce101"/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6" table:number-rows-repeated="16">
          <table:table-cell table:style-name="Default"/>
          <table:table-cell table:number-columns-repeated="1023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classement.B2:classement.AMJ2">
            <calcext:condition calcext:apply-style-name="Sans nom3" calcext:value="formula-is([.$A2] = &quot;x&quot;)" calcext:base-cell-address="classement.B2"/>
          </calcext:conditional-format>
          <calcext:conditional-format calcext:target-range-address="classement.B6:classement.AMJ6">
            <calcext:condition calcext:apply-style-name="Sans nom3" calcext:value="formula-is([.$A6] = &quot;x&quot;)" calcext:base-cell-address="classement.B6"/>
          </calcext:conditional-format>
          <calcext:conditional-format calcext:target-range-address="classement.A2:classement.A2">
            <calcext:condition calcext:apply-style-name="Sans nom3" calcext:value="formula-is(0)" calcext:base-cell-address="classement.A2"/>
          </calcext:conditional-format>
          <calcext:conditional-format calcext:target-range-address="classement.A6:classement.A6">
            <calcext:condition calcext:apply-style-name="Sans nom3" calcext:value="formula-is([.$A6] = &quot;x&quot;)" calcext:base-cell-address="classement.A6"/>
          </calcext:conditional-format>
          <calcext:conditional-format calcext:target-range-address="classement.A14:classement.A14">
            <calcext:condition calcext:apply-style-name="Sans nom3" calcext:value="formula-is([.$A14] = &quot;x&quot;)" calcext:base-cell-address="classement.A14"/>
          </calcext:conditional-format>
          <calcext:conditional-format calcext:target-range-address="classement.A15:classement.A15">
            <calcext:condition calcext:apply-style-name="Sans nom3" calcext:value="formula-is([.$A15] = &quot;x&quot;)" calcext:base-cell-address="classement.A15"/>
          </calcext:conditional-format>
          <calcext:conditional-format calcext:target-range-address="classement.B3:classement.AMJ3">
            <calcext:condition calcext:apply-style-name="Sans nom3" calcext:value="formula-is([.$A3] = &quot;x&quot;)" calcext:base-cell-address="classement.B3"/>
          </calcext:conditional-format>
          <calcext:conditional-format calcext:target-range-address="classement.A3:classement.A3">
            <calcext:condition calcext:apply-style-name="Sans nom3" calcext:value="formula-is([.$A3] = &quot;x&quot;)" calcext:base-cell-address="classement.A3"/>
          </calcext:conditional-format>
          <calcext:conditional-format calcext:target-range-address="classement.B4:classement.AMJ4">
            <calcext:condition calcext:apply-style-name="Sans nom3" calcext:value="formula-is([.$A4] = &quot;x&quot;)" calcext:base-cell-address="classement.B4"/>
          </calcext:conditional-format>
          <calcext:conditional-format calcext:target-range-address="classement.A4:classement.A4">
            <calcext:condition calcext:apply-style-name="Sans nom3" calcext:value="formula-is([.$A4] = &quot;x&quot;)" calcext:base-cell-address="classement.A4"/>
          </calcext:conditional-format>
          <calcext:conditional-format calcext:target-range-address="classement.B5:classement.AMJ5">
            <calcext:condition calcext:apply-style-name="Sans nom3" calcext:value="formula-is([.$A5] = &quot;x&quot;)" calcext:base-cell-address="classement.B5"/>
          </calcext:conditional-format>
          <calcext:conditional-format calcext:target-range-address="classement.A5:classement.A5">
            <calcext:condition calcext:apply-style-name="Sans nom3" calcext:value="formula-is([.$A5] = &quot;x&quot;)" calcext:base-cell-address="classement.A5"/>
          </calcext:conditional-format>
          <calcext:conditional-format calcext:target-range-address="classement.B7:classement.AMJ7">
            <calcext:condition calcext:apply-style-name="Sans nom3" calcext:value="formula-is([.$A7] = &quot;x&quot;)" calcext:base-cell-address="classement.B7"/>
          </calcext:conditional-format>
          <calcext:conditional-format calcext:target-range-address="classement.A7:classement.A7">
            <calcext:condition calcext:apply-style-name="Sans nom3" calcext:value="formula-is([.$A7] = &quot;x&quot;)" calcext:base-cell-address="classement.A7"/>
          </calcext:conditional-format>
          <calcext:conditional-format calcext:target-range-address="classement.B8:classement.AMJ8">
            <calcext:condition calcext:apply-style-name="Sans nom3" calcext:value="formula-is([.$A8] = &quot;x&quot;)" calcext:base-cell-address="classement.B8"/>
          </calcext:conditional-format>
          <calcext:conditional-format calcext:target-range-address="classement.A8:classement.A8">
            <calcext:condition calcext:apply-style-name="Sans nom3" calcext:value="formula-is([.$A8] = &quot;x&quot;)" calcext:base-cell-address="classement.A8"/>
          </calcext:conditional-format>
          <calcext:conditional-format calcext:target-range-address="classement.B9:classement.AMJ9">
            <calcext:condition calcext:apply-style-name="Sans nom3" calcext:value="formula-is([.$A9] = &quot;x&quot;)" calcext:base-cell-address="classement.B9"/>
          </calcext:conditional-format>
          <calcext:conditional-format calcext:target-range-address="classement.A9:classement.A9">
            <calcext:condition calcext:apply-style-name="Sans nom3" calcext:value="formula-is([.$A9] = &quot;x&quot;)" calcext:base-cell-address="classement.A9"/>
          </calcext:conditional-format>
          <calcext:conditional-format calcext:target-range-address="classement.B10:classement.AMJ10">
            <calcext:condition calcext:apply-style-name="Sans nom3" calcext:value="formula-is([.$A10] = &quot;x&quot;)" calcext:base-cell-address="classement.B10"/>
          </calcext:conditional-format>
          <calcext:conditional-format calcext:target-range-address="classement.A10:classement.A10">
            <calcext:condition calcext:apply-style-name="Sans nom3" calcext:value="formula-is([.$A10] = &quot;x&quot;)" calcext:base-cell-address="classement.A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eeeeee"/>
      <style:text-properties fo:color="#b2b2b2"/>
    </style:style>
    <style:style style:name="Sans_20_nom2" style:display-name="Sans nom2" style:family="table-cell" style:parent-style-name="Default">
      <style:table-cell-properties fo:background-color="transparent"/>
      <style:text-properties fo:color="#cccccc"/>
    </style:style>
    <style:style style:name="Sans_20_nom3" style:display-name="Sans nom3" style:family="table-cell" style:parent-style-name="Default">
      <style:table-cell-properties fo:background-color="#fffb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.00.0000</text:date>, <text:time style:data-style-name="N2" text:time-value="20:27:13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chActuel" style:display-name="PageStyle_matchActu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5-02T21:28:09.161000000</dc:date>
    <meta:editing-duration>PT6H46M51S</meta:editing-duration>
    <meta:editing-cycles>276</meta:editing-cycles>
    <meta:document-statistic meta:table-count="2" meta:cell-count="92" meta:object-count="1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SheetChange(oEvent)
	thisComponent.store()
End Sub

Sub FauteBleu
	oSheet = ThisComponent.CurrentController.ActiveSheet
	oCell = oSheet.getCellrangeByName("C3")
	If oCell.getString() &lt;&gt; "F" Then
		oCell.Value = oCell.Value + 1
	End If
	oCell = oSheet.getCellrangeByName("D3")
	If oCell.getString() &lt;&gt; "F" Then
		oCell.Value = oCell.Value + 1
	End If
	thisComponent.store()
End Sub

Sub PeriodeBleu
	oSheet = ThisComponent.CurrentController.ActiveSheet
	oCell = oSheet.getCellrangeByName("B4")
	If oCell.getString() &lt;&gt; "F" Then
		oCell.Value = oCell.Value + 1
	End If
	ResetScores()
	thisComponent.store()
End Sub

Sub FauteGris
	oSheet = ThisComponent.CurrentController.ActiveSheet
	oCell = oSheet.getCellrangeByName("B3")
	If oCell.getString() &lt;&gt; "F" Then
		oCell.Value = oCell.Value + 1
	End If
	oCell = oSheet.getCellrangeByName("D3")
	If oCell.getString() &lt;&gt; "F" Then
		oCell.Value = oCell.Value + 1
	End If
	thisComponent.store()
End Sub

Sub PeriodeGris
	oSheet = ThisComponent.CurrentController.ActiveSheet
	oCell = oSheet.getCellrangeByName("C4")
	If oCell.getString() &lt;&gt; "F" Then
		oCell.Value = oCell.Value + 1
	End If
	ResetScores()
	thisComponent.store()
End Sub

Sub FauteNoir
	oSheet = ThisComponent.CurrentController.ActiveSheet
	oCell = oSheet.getCellrangeByName("B3")
	If oCell.getString() &lt;&gt; "F" Then
		oCell.Value = oCell.Value + 1
	End If
	oCell = oSheet.getCellrangeByName("C3")
	If oCell.getString() &lt;&gt; "F" Then
		oCell.Value = oCell.Value + 1
	End If
	thisComponent.store()
End Sub

Sub PeriodeNoir
	oSheet = ThisComponent.CurrentController.ActiveSheet
	oCell = oSheet.getCellrangeByName("D4")
	If oCell.getString() &lt;&gt; "F" Then
		oCell.Value = oCell.Value + 1
	End If
	ResetScores()
	thisComponent.store()
End Sub

Sub ResetScores
	oSheet = ThisComponent.CurrentController.ActiveSheet
	oCell = oSheet.getCellrangeByName("B3")
	If oCell.getString() &lt;&gt; "F" Then
		oCell.Value = 0
	End If
	oCell = oSheet.getCellrangeByName("C3")
	If oCell.getString() &lt;&gt; "F" Then
		oCell.Value = 0
	End If
	oCell = oSheet.getCellrangeByName("D3")
	If oCell.getString() &lt;&gt; "F" Then
		oCell.Value = 0
	End If
	thisComponent.store()
End Sub

Sub ResetPeriodes
	oSheet = ThisComponent.CurrentController.ActiveSheet
	oCell = oSheet.getCellrangeByName("B4")
	If oCell.getString() &lt;&gt; "F" Then
		oCell.Value = 0
	End If
	oCell = oSheet.getCellrangeByName("C4")
	If oCell.getString() &lt;&gt; "F" Then
		oCell.Value = 0
	End If
	oCell = oSheet.getCellrangeByName("D4")
	If oCell.getString() &lt;&gt; "F" Then
		oCell.Value = 0
	End If
	thisComponent.store(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